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4.2361in" table:align="left"/>
    </style:style>
    <style:style style:name="Táblázat1.A" style:family="table-column">
      <style:table-column-properties style:column-width="1.2806in"/>
    </style:style>
    <style:style style:name="Táblázat1.B" style:family="table-column">
      <style:table-column-properties style:column-width="2.9556in"/>
    </style:style>
    <style:style style:name="Táblázat1.A1" style:family="table-cell">
      <style:table-cell-properties style:vertical-align="middle" fo:padding="0.0194in" fo:border="none"/>
    </style:style>
    <style:style style:name="Táblázat2" style:family="table">
      <style:table-properties style:width="2.9944in" table:align="left"/>
    </style:style>
    <style:style style:name="Táblázat2.A" style:family="table-column">
      <style:table-column-properties style:column-width="2.9944in"/>
    </style:style>
    <style:style style:name="Táblázat2.A1" style:family="table-cell">
      <style:table-cell-properties style:vertical-align="middle" fo:padding="0.0194in" fo:border="none"/>
    </style:style>
    <style:style style:name="Táblázat3" style:family="table">
      <style:table-properties style:width="0.4486in" table:align="left"/>
    </style:style>
    <style:style style:name="Táblázat3.A" style:family="table-column">
      <style:table-column-properties style:column-width="0.4486in"/>
    </style:style>
    <style:style style:name="Táblázat3.A1" style:family="table-cell">
      <style:table-cell-properties style:vertical-align="middle" fo:padding="0.0194in" fo:border="none"/>
    </style:style>
    <style:style style:name="Táblázat4" style:family="table">
      <style:table-properties style:width="2.8931in" table:align="left"/>
    </style:style>
    <style:style style:name="Táblázat4.A" style:family="table-column">
      <style:table-column-properties style:column-width="2.8931in"/>
    </style:style>
    <style:style style:name="Táblázat4.A1" style:family="table-cell">
      <style:table-cell-properties style:vertical-align="middle" fo:padding="0.0194in" fo:border="none"/>
    </style:style>
    <style:style style:name="Táblázat5" style:family="table">
      <style:table-properties style:width="2.6986in" table:align="left"/>
    </style:style>
    <style:style style:name="Táblázat5.A" style:family="table-column">
      <style:table-column-properties style:column-width="2.6986in"/>
    </style:style>
    <style:style style:name="Táblázat5.A1" style:family="table-cell">
      <style:table-cell-properties style:vertical-align="middle" fo:padding="0.0194in" fo:border="none"/>
    </style:style>
    <style:style style:name="Táblázat6" style:family="table">
      <style:table-properties style:width="0.5319in" table:align="left"/>
    </style:style>
    <style:style style:name="Táblázat6.A" style:family="table-column">
      <style:table-column-properties style:column-width="0.5319in"/>
    </style:style>
    <style:style style:name="Táblázat6.A1" style:family="table-cell">
      <style:table-cell-properties style:vertical-align="middle" fo:padding="0.0194in" fo:border="none"/>
    </style:style>
    <style:style style:name="Táblázat7" style:family="table">
      <style:table-properties style:width="0.1174in" table:align="left"/>
    </style:style>
    <style:style style:name="Táblázat7.A" style:family="table-column">
      <style:table-column-properties style:column-width="0.1174in"/>
    </style:style>
    <style:style style:name="Táblázat7.A1" style:family="table-cell">
      <style:table-cell-properties style:vertical-align="middle" fo:padding="0.0194in" fo:border="none"/>
    </style:style>
    <style:style style:name="Táblázat8" style:family="table">
      <style:table-properties style:width="5.1986in" table:align="left"/>
    </style:style>
    <style:style style:name="Táblázat8.A" style:family="table-column">
      <style:table-column-properties style:column-width="5.1986in"/>
    </style:style>
    <style:style style:name="Táblázat8.A1" style:family="table-cell">
      <style:table-cell-properties style:vertical-align="middle" fo:padding="0.0194in" fo:border="none"/>
    </style:style>
    <style:style style:name="Táblázat9" style:family="table">
      <style:table-properties style:width="0.7819in" table:align="left"/>
    </style:style>
    <style:style style:name="Táblázat9.A" style:family="table-column">
      <style:table-column-properties style:column-width="0.7819in"/>
    </style:style>
    <style:style style:name="Táblázat9.A1" style:family="table-cell">
      <style:table-cell-properties style:vertical-align="middle" fo:padding="0.0194in" fo:border="none"/>
    </style:style>
    <style:style style:name="Táblázat10" style:family="table">
      <style:table-properties style:width="2.2882in" table:align="left"/>
    </style:style>
    <style:style style:name="Táblázat10.A" style:family="table-column">
      <style:table-column-properties style:column-width="2.2882in"/>
    </style:style>
    <style:style style:name="Táblázat10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.1965in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margin-top="0in" fo:margin-bottom="0in"/>
    </style:style>
    <style:style style:name="P9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weight="bold"/>
    </style:style>
    <style:style style:name="T2" style:family="text">
      <style:text-properties fo:language="hu" fo:country="HU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<text:span text:style-name="T2">(STable)</text:span></text:h>
      <text:p text:style-name="Text_20_body">You are given two Strings <text:span text:style-name="T1">s</text:span> and <text:span text:style-name="T1">t</text:span>. All characters of <text:span text:style-name="T1">s</text:span> and <text:span text:style-name="T1">t</text:span> are distinct. No character of <text:span text:style-name="T1">s</text:span> is present in <text:span text:style-name="T1">t</text:span> and no character of <text:span text:style-name="T1">t</text:span> is present in <text:span text:style-name="T1">s</text:span>.</text:p>
      <text:p text:style-name="Text_20_body">Let N be the length of <text:span text:style-name="T1">s</text:span>, and M be the length of <text:span text:style-name="T1">t</text:span>. Define a 2-dimensional string array "table" as follows:</text:p>
      <text:list xml:id="list32323555" text:style-name="L1">
        <text:list-item>
          <text:p text:style-name="P9">table[i][0] = <text:span text:style-name="T1">s</text:span>[i-1] (1&lt;=i&lt;=N) </text:p>
        </text:list-item>
        <text:list-item>
          <text:p text:style-name="P9">table[0][j] = <text:span text:style-name="T1">t</text:span>[j-1] (1&lt;=j&lt;=M) </text:p>
        </text:list-item>
        <text:list-item>
          <text:p text:style-name="P5">table[i][j] = min(table[i-1][j], table[i][j-1]) + max(table[i-1][j], table[i][j-1]) (1&lt;=i&lt;=N, 1&lt;=j&lt;=M) </text:p>
        </text:list-item>
      </text:list>
      <text:p text:style-name="Text_20_body">Note that min and max are defined by the lexicographical order of strings (see Notes for a more formal definition), and A+B means the concatenation of strings A and B.</text:p>
      <text:p text:style-name="Text_20_body">Your task is to find a substring of table[N][M]. Let L be the length of table[N][M]. Return the substring of table[N][M] whose start position (0-indexed) is <text:span text:style-name="T1">pos</text:span> and length is min(50, L-<text:span text:style-name="T1">pos</text:span>). </text:p>
      <text:h text:style-name="Heading_20_3" text:outline-level="3">Definition</text:h>
      <text:p text:style-name="P8">    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Table_20_Contents">Class:</text:p>
          </table:table-cell>
          <table:table-cell table:style-name="Táblázat1.A1" office:value-type="string">
            <text:p text:style-name="Table_20_Contents">STable</text:p>
          </table:table-cell>
        </table:table-row>
        <table:table-row>
          <table:table-cell table:style-name="Táblázat1.A1" office:value-type="string">
            <text:p text:style-name="Table_20_Contents">Method:</text:p>
          </table:table-cell>
          <table:table-cell table:style-name="Táblázat1.A1" office:value-type="string">
            <text:p text:style-name="Table_20_Contents">getString</text:p>
          </table:table-cell>
        </table:table-row>
        <table:table-row>
          <table:table-cell table:style-name="Táblázat1.A1" office:value-type="string">
            <text:p text:style-name="Table_20_Contents">Parameters:</text:p>
          </table:table-cell>
          <table:table-cell table:style-name="Táblázat1.A1" office:value-type="string">
            <text:p text:style-name="Table_20_Contents">String, String, long</text:p>
          </table:table-cell>
        </table:table-row>
        <table:table-row>
          <table:table-cell table:style-name="Táblázat1.A1" office:value-type="string">
            <text:p text:style-name="Table_20_Contents">Returns:</text:p>
          </table:table-cell>
          <table:table-cell table:style-name="Táblázat1.A1" office:value-type="string">
            <text:p text:style-name="Table_20_Contents">String</text:p>
          </table:table-cell>
        </table:table-row>
        <table:table-row>
          <table:table-cell table:style-name="Táblázat1.A1" office:value-type="string">
            <text:p text:style-name="Table_20_Contents">Method signature:</text:p>
          </table:table-cell>
          <table:table-cell table:style-name="Táblázat1.A1" office:value-type="string">
            <text:p text:style-name="Table_20_Contents">String getString(String s, String t, long pos)</text:p>
          </table:table-cell>
        </table:table-row>
        <table:table-row>
          <table:table-cell table:style-name="Táblázat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h text:style-name="Heading_20_3" text:outline-level="3">Notes</text:h>
      <text:list xml:id="list32334671" text:style-name="L2">
        <text:list-item>
          <text:p text:style-name="P6">A string X is defined as smaller than a string Y if and only if X is a prefix of Y or X has a smaller character than Y at the first position where they differ.</text:p>
        </text:list-item>
        <text:list-item>
          <text:p text:style-name="P6">The order of characters is defined by their ASCII codes: '0'&lt;...&lt;'9'&lt;'A'&lt;...&lt;'Z'&lt;'a'&lt;...&lt;'z'.</text:p>
        </text:list-item>
      </text:list>
      <text:h text:style-name="Heading_20_3" text:outline-level="3">Constraints</text:h>
      <text:list xml:id="list32345977" text:style-name="L3">
        <text:list-item>
          <text:p text:style-name="P7"><text:span text:style-name="T1">s</text:span> and <text:span text:style-name="T1">t</text:span> will each contain between 1 and 30 characters, inclusive.</text:p>
        </text:list-item>
        <text:list-item>
          <text:p text:style-name="P7">All characters of <text:span text:style-name="T1">s</text:span> and <text:span text:style-name="T1">t</text:span> will be distinct.-No character of <text:span text:style-name="T1">s</text:span> will be present in <text:span text:style-name="T1">t</text:span>.</text:p>
        </text:list-item>
        <text:list-item>
          <text:p text:style-name="P7">No character of <text:span text:style-name="T1">t</text:span> will be present in <text:span text:style-name="T1">s</text:span>.-<text:span text:style-name="T1">s</text:span> and <text:span text:style-name="T1">t</text:span> will contain only letters ('A'-'Z', 'a'-'z') and digits ('0'-'9').</text:p>
        </text:list-item>
        <text:list-item>
          <text:p text:style-name="P7"><text:span text:style-name="T1">pos</text:span> will be between 0 and L-1, inclusive, where L is the length of table[N][M] as defined in the statement. </text:p>
        </text:list-item>
      </text:list>
      <text:h text:style-name="Heading_20_3" text:outline-level="3"/>
      <text:h text:style-name="P3" text:outline-level="3">Examples</text:h>
      <text:p text:style-name="P8">0)    </text:p>
      <table:table table:name="Táblázat2" table:style-name="Táblázat2">
        <table:table-column table:style-name="Táblázat2.A"/>
        <table:table-row>
          <table:table-cell table:style-name="Táblázat2.A1" office:value-type="string">
            <table:table table:name="Táblázat3" table:style-name="Táblázat3">
              <table:table-column table:style-name="Táblázat3.A"/>
              <table:table-row>
                <table:table-cell table:style-name="Táblázat3.A1" office:value-type="string">
                  <text:p text:style-name="P4">"ad"</text:p>
                </table:table-cell>
              </table:table-row>
              <table:table-row>
                <table:table-cell table:style-name="Táblázat3.A1" office:value-type="string">
                  <text:p text:style-name="P4">"cb"</text:p>
                </table:table-cell>
              </table:table-row>
              <table:table-row>
                <table:table-cell table:style-name="Táblázat3.A1" office:value-type="string">
                  <text:p text:style-name="P4">0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2.A1" office:value-type="string">
            <text:p text:style-name="Preformatted_20_Text">Returns: "acbacd"</text:p>
            <table:table table:name="Táblázat4" table:style-name="Táblázat4">
              <table:table-column table:style-name="Táblázat4.A"/>
              <table:table-row>
                <table:table-cell table:style-name="Táblázat4.A1" office:value-type="string">
                  <text:p text:style-name="P2">In this case, the array "table" is as follows.</text:p>
                  <text:p text:style-name="Preformatted_20_Text">-----------------</text:p>
                  <text:p text:style-name="Preformatted_20_Text">| | <text:s/>c <text:s text:c="2"/>| <text:s/>b <text:s text:c="2"/>|</text:p>
                  <text:p text:style-name="Preformatted_20_Text">-----------------</text:p>
                  <text:p text:style-name="Preformatted_20_Text">|a| <text:s/>ac <text:s/>| acb <text:s/>|</text:p>
                  <text:p text:style-name="Preformatted_20_Text">-----------------</text:p>
                  <text:p text:style-name="Preformatted_20_Text">|d| acd <text:s/>|acbacd|</text:p>
                  <text:p text:style-name="P4">-----------------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2.A1" office:value-type="string">
            <text:p text:style-name="P1"/>
          </table:table-cell>
        </table:table-row>
      </table:table>
      <text:p text:style-name="P8">1)    </text:p>
      <table:table table:name="Táblázat5" table:style-name="Táblázat5">
        <table:table-column table:style-name="Táblázat5.A"/>
        <table:table-row>
          <table:table-cell table:style-name="Táblázat5.A1" office:value-type="string">
            <table:table table:name="Táblázat6" table:style-name="Táblázat6">
              <table:table-column table:style-name="Táblázat6.A"/>
              <table:table-row>
                <table:table-cell table:style-name="Táblázat6.A1" office:value-type="string">
                  <text:p text:style-name="P4">"fox"</text:p>
                </table:table-cell>
              </table:table-row>
              <table:table-row>
                <table:table-cell table:style-name="Táblázat6.A1" office:value-type="string">
                  <text:p text:style-name="P4">"cat"</text:p>
                </table:table-cell>
              </table:table-row>
              <table:table-row>
                <table:table-cell table:style-name="Táblázat6.A1" office:value-type="string">
                  <text:p text:style-name="P4">0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5.A1" office:value-type="string">
            <text:p text:style-name="Preformatted_20_Text">Returns: "acfcfoacftacfcfocfox"</text:p>
            <table:table table:name="Táblázat7" table:style-name="Táblázat7">
              <table:table-column table:style-name="Táblázat7.A"/>
              <table:table-row>
                <table:table-cell table:style-name="Táblázat7.A1" office:value-type="string">
                  <text:p text:style-name="P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5.A1" office:value-type="string">
            <text:p text:style-name="P1"/>
          </table:table-cell>
        </table:table-row>
      </table:table>
      <text:p text:style-name="P8">2)    </text:p>
      <table:table table:name="Táblázat8" table:style-name="Táblázat8">
        <table:table-column table:style-name="Táblázat8.A"/>
        <table:table-row>
          <table:table-cell table:style-name="Táblázat8.A1" office:value-type="string">
            <table:table table:name="Táblázat9" table:style-name="Táblázat9">
              <table:table-column table:style-name="Táblázat9.A"/>
              <table:table-row>
                <table:table-cell table:style-name="Táblázat9.A1" office:value-type="string">
                  <text:p text:style-name="P4">"Ra6b1t"</text:p>
                </table:table-cell>
              </table:table-row>
              <table:table-row>
                <table:table-cell table:style-name="Táblázat9.A1" office:value-type="string">
                  <text:p text:style-name="P4">"W0lf"</text:p>
                </table:table-cell>
              </table:table-row>
              <table:table-row>
                <table:table-cell table:style-name="Táblázat9.A1" office:value-type="string">
                  <text:p text:style-name="P4">66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8.A1" office:value-type="string">
            <text:p text:style-name="Preformatted_20_Text">Returns: "RWab0RWRWa0RWl0RWRWa6RWa0RWRWa6RWa6RWab0RWRWa6RWa6"</text:p>
            <table:table table:name="Táblázat10" table:style-name="Táblázat10">
              <table:table-column table:style-name="Táblázat10.A"/>
              <table:table-row>
                <table:table-cell table:style-name="Táblázat10.A1" office:value-type="string">
                  <text:p text:style-name="P2">In this case, return 50 characters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8.A1" office:value-type="string">
            <text:p text:style-name="P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3T12:13:40.59</meta:creation-date>
    <meta:document-statistic meta:table-count="10" meta:image-count="0" meta:object-count="0" meta:page-count="2" meta:paragraph-count="54" meta:word-count="336" meta:character-count="1996"/>
    <dc:date>2012-04-13T12:20:46.81</dc:date>
    <meta:editing-duration>PT7M9S</meta:editing-duration>
    <meta:editing-cycles>1</meta:editing-cycles>
    <meta:generator>OpenOffice.org/3.3$Win32 OpenOffice.org_project/330m20$Build-9567</meta:generator>
  </office:meta>
</office:document-meta>
</file>